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   me　　Help m 　　Help mǝ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lp m　　Hel　　ǝ   dl H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　　̀　　͞　　̨　　̕　̸　ǝ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̢͠e̵　　̶̶̀　　҉̵e͘͟ ̴͜H̵　͢　̨　̛͝　m̛͡　̀　̛　　̶l̶p ͠͡҉m̸͘͘è͡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A̷A͏AA͡AA̷AA̶AA͜A̷A̶A̵ああA̶A̷A̡A͝ÀAア̨A̴AA͜AAAA
A̡A҉A̴ア͡AAAぁ͠A̶AAAA̵AAA̶あAAAAA̛AA͡ｱ͠ｱ͟ｱAAAAAA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Corrupt</text:p>
          </table:table-cell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